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094712" officeooo:paragraph-rsid="004b2bcf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0e2b9b" officeooo:paragraph-rsid="004b2bcf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Courier New" fo:font-size="12pt" officeooo:rsid="0005cecd" officeooo:paragraph-rsid="004b2bcf" style:font-size-asian="12pt" style:font-size-complex="12pt"/>
    </style:style>
    <style:style style:name="P7" style:family="paragraph" style:parent-style-name="Table_20_Contents">
      <style:text-properties style:font-name="Courier New" fo:font-size="12pt" officeooo:rsid="000e2b9b" officeooo:paragraph-rsid="004b2bcf" style:font-size-asian="12pt" style:font-size-complex="12pt"/>
    </style:style>
    <style:style style:name="P8" style:family="paragraph" style:parent-style-name="Table_20_Contents">
      <style:text-properties style:font-name="Courier New" fo:font-size="12pt" officeooo:rsid="004b2bcf" officeooo:paragraph-rsid="004b2bcf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05cecd" officeooo:paragraph-rsid="004c93db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0e2b9b" officeooo:paragraph-rsid="004b2bcf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0e47ae" officeooo:paragraph-rsid="004b2bcf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0e47ae" officeooo:paragraph-rsid="004c93d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font-size="12pt" officeooo:rsid="004b2bcf" officeooo:paragraph-rsid="004b2bcf" style:font-size-asian="12pt" style:font-size-complex="12pt"/>
    </style:style>
    <style:style style:name="P14" style:family="paragraph" style:parent-style-name="Table_20_Contents">
      <style:text-properties fo:font-size="12pt" officeooo:rsid="004b2bcf" officeooo:paragraph-rsid="004c93db" style:font-size-asian="12pt" style:font-size-complex="12pt"/>
    </style:style>
    <style:style style:name="P15" style:family="paragraph" style:parent-style-name="Table_20_Contents">
      <style:text-properties fo:font-size="12pt" officeooo:rsid="00094712" officeooo:paragraph-rsid="004c93db" style:font-size-asian="12pt" style:font-size-complex="12pt"/>
    </style:style>
    <style:style style:name="P16" style:family="paragraph" style:parent-style-name="Table_20_Contents">
      <style:text-properties fo:font-size="12pt" officeooo:rsid="000e2b9b" officeooo:paragraph-rsid="004b2bcf" style:font-size-asian="12pt" style:font-size-complex="12pt"/>
    </style:style>
    <style:style style:name="P17" style:family="paragraph" style:parent-style-name="Table_20_Contents">
      <style:text-properties fo:font-size="12pt" officeooo:rsid="000e2b9b" officeooo:paragraph-rsid="004c93db" style:font-size-asian="12pt" style:font-size-complex="12pt"/>
    </style:style>
    <style:style style:name="P18" style:family="paragraph" style:parent-style-name="Table_20_Contents">
      <style:text-properties fo:font-size="12pt" officeooo:rsid="000e47ae" officeooo:paragraph-rsid="004b2bcf" style:font-size-asian="12pt" style:font-size-complex="12pt"/>
    </style:style>
    <style:style style:name="P19" style:family="paragraph" style:parent-style-name="Table_20_Contents">
      <style:text-properties fo:font-size="12pt" officeooo:rsid="000e47ae" officeooo:paragraph-rsid="004c93db" style:font-size-asian="12pt" style:font-size-complex="12pt"/>
    </style:style>
    <style:style style:name="P20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786b" officeooo:paragraph-rsid="004c93d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871c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b2bc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93db" officeooo:paragraph-rsid="004c93d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04c93db" officeooo:paragraph-rsid="004c93db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40f65e" officeooo:paragraph-rsid="004c93db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4c93db" officeooo:paragraph-rsid="004b2bcf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4c93db" officeooo:paragraph-rsid="004c93db" style:font-size-asian="12pt" style:font-weight-asian="normal" style:font-size-complex="12pt" style:font-weight-complex="normal"/>
    </style:style>
    <style:style style:name="P34" style:family="paragraph" style:parent-style-name="Table_20_Contents">
      <style:text-properties fo:font-size="12pt" officeooo:rsid="004c93db" officeooo:paragraph-rsid="004c93db" style:font-size-asian="12pt" style:font-size-complex="12pt"/>
    </style:style>
    <style:style style:name="P35" style:family="paragraph" style:parent-style-name="Table_20_Contents">
      <style:text-properties fo:font-size="12pt" officeooo:rsid="00094712" officeooo:paragraph-rsid="004b2bcf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c93db" officeooo:paragraph-rsid="004c93db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871c4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118ee2a"/>
    </style:style>
    <style:style style:name="T7" style:family="text">
      <style:text-properties officeooo:rsid="00840c47"/>
    </style:style>
    <style:style style:name="T8" style:family="text">
      <style:text-properties officeooo:rsid="000e47ae"/>
    </style:style>
    <style:style style:name="T9" style:family="text">
      <style:text-properties officeooo:rsid="004b2bcf"/>
    </style:style>
    <style:style style:name="T10" style:family="text">
      <style:text-properties officeooo:rsid="004bd98a"/>
    </style:style>
    <style:style style:name="T11" style:family="text">
      <style:text-properties officeooo:rsid="004c93d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18ee2a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a) </text:p>
      <text:p text:style-name="P14">Algorithmus: </text:p>
      <text:p text:style-name="P35">Speichere den Wert des ersten Elements in einer Variablen.</text:p>
      <text:p text:style-name="P15">Setze dann das erste Element auf den Wert des letzten Elements, </text:p>
      <text:p text:style-name="P15">und dann das letzte Element auf den Wert der Variablen.</text:p>
      <text:p text:style-name="P4"/>
      <text:p text:style-name="P6">public void erstesLetztes()</text:p>
      <text:p text:style-name="P6">{</text:p>
      <text:p text:style-name="P6"><text:s text:c="3"/>int temp;</text:p>
      <text:p text:style-name="P6"><text:s text:c="3"/>temp = liste[0];</text:p>
      <text:p text:style-name="P6"><text:s text:c="3"/>liste[0<text:span text:style-name="T1">] </text:span>= <text:span text:style-name="T1">l</text:span>iste[liste.length - 1];</text:p>
      <text:p text:style-name="P6"><text:s text:c="3"/>liste[liste.length – 1] = <text:span text:style-name="T1">t</text:span>emp;</text:p>
      <text:p text:style-name="P9">}</text:p>
      <text:p text:style-name="P31"/>
      <text:p text:style-name="P34">b) <text:s/></text:p>
      <text:p text:style-name="P34">Algorithmus:</text:p>
      <text:p text:style-name="P16"><text:span text:style-name="T9">Wiederhole</text:span> vom Anfang bis zur Mitte de<text:span text:style-name="T1">s Arrays, mit i als Index:</text:span></text:p>
      <text:p text:style-name="P16"><text:s text:c="6"/>Vertausche das i-te <text:span text:style-name="T1">Element <text:s/></text:span>mit dem i-t <text:span text:style-name="T1">letzten</text:span> Element</text:p>
      <text:p text:style-name="P16"><text:s text:c="6"/>Zum Vertauschen <text:span text:style-name="T1">nutze eine</text:span> Variable <text:span text:style-name="T1">(</text:span>wie bei Aufg. <text:span text:style-name="T9">a</text:span>)</text:p>
      <text:p text:style-name="P16"/>
      <text:p text:style-name="P5"><text:span text:style-name="T10">Hinweis: </text:span>bei ungerader <text:span text:style-name="T11">Anzahl wird das mittlere Element nicht berührt.</text:span></text:p>
      <text:p text:style-name="P26"/>
      <text:p text:style-name="P7"><text:span text:style-name="T9">p</text:span>ublic void reihenfolgeUmdrehen()</text:p>
      <text:p text:style-name="P8">{</text:p>
      <text:p text:style-name="P7"><text:s text:c="3"/>int i, temp;</text:p>
      <text:p text:style-name="P7"><text:s text:c="3"/>for (i = 0; i &lt; liste.length / 2; i++)</text:p>
      <text:p text:style-name="P7"><text:s text:c="3"/>{</text:p>
      <text:p text:style-name="P7"><text:s text:c="6"/>temp = liste[i];</text:p>
      <text:p text:style-name="P7"><text:s text:c="6"/>liste[i] = liste[liste.length - i - 1];</text:p>
      <text:p text:style-name="P7"><text:s text:c="6"/>liste[liste.length - i - 1] = temp;</text:p>
      <text:p text:style-name="P7"><text:s text:c="3"/>}</text:p>
      <text:p text:style-name="P10">}</text:p>
      <text:p text:style-name="P13"/>
      <text:p text:style-name="P34">c) <text:s/></text:p>
      <text:p text:style-name="P14">Algorithmus:</text:p>
      <text:p text:style-name="P18">Speichere das erste Element in einer Variablen.</text:p>
      <text:p text:style-name="P16"><text:span text:style-name="T9">Wiederhole vom ersten</text:span> <text:span text:style-name="T8">bis zum vorletzten Element:</text:span></text:p>
      <text:p text:style-name="P18"><text:s text:c="5"/><text:span text:style-name="T11">Setze das aktuelle Element auf den Wert seines Nachfolgers</text:span></text:p>
      <text:p text:style-name="P32"/>
      <text:p text:style-name="P32">Nach der Schleife setze das letzte Element auf den Wert der Variablen.</text:p>
      <text:p text:style-name="P32"/>
      <text:p text:style-name="P11">public void schiebeLinks()</text:p>
      <text:p text:style-name="P11">{</text:p>
      <text:p text:style-name="P11"><text:s text:c="3"/>int i, temp;</text:p>
      <text:p text:style-name="P11"><text:s text:c="3"/>temp = liste[0];</text:p>
      <text:p text:style-name="P11"><text:s text:c="3"/>for (i = 0; i &lt; liste.length - 1; i++)</text:p>
      <text:p text:style-name="P11"><text:s text:c="3"/>{</text:p>
      <text:p text:style-name="P11"><text:s text:c="6"/>liste[i] = liste[i+1];</text:p>
      <text:p text:style-name="P11"><text:s text:c="3"/>}</text:p>
      <text:p text:style-name="P11"><text:s text:c="3"/>liste[liste.length - 1] = temp;</text:p>
      <text:p text:style-name="P11">}</text:p>
      <text:p text:style-name="P27"/>
      <text:p text:style-name="P30">d)</text:p>
      <text:p text:style-name="P28">Algorithmus:</text:p>
      <text:p text:style-name="P19">Speichere das <text:span text:style-name="T11">letzte</text:span> Element in einer Variablen.</text:p>
      <text:p text:style-name="P17"><text:span text:style-name="T9">Wiederhole vom letzten</text:span> <text:span text:style-name="T8">bis zum zweiten Element (rückwärts):</text:span></text:p>
      <text:p text:style-name="P19"><text:s text:c="5"/><text:span text:style-name="T11">Setze das aktuelle Element auf den Wert seines Vorgängers</text:span></text:p>
      <text:p text:style-name="P33"/>
      <text:p text:style-name="P33">Nach der Schleife setze das erste Element auf den Wert der Variablen.</text:p>
      <text:p text:style-name="P33"/>
      <text:p text:style-name="P36">public void schiebeRechts()</text:p>
      <text:p text:style-name="P12">{</text:p>
      <text:p text:style-name="P12"><text:s text:c="3"/>int i, temp;</text:p>
      <text:p text:style-name="P12"><text:s text:c="3"/>temp = liste[liste.length-1];</text:p>
      <text:p text:style-name="P12"><text:s text:c="3"/>for (i = liste.length-1; i &gt; 0; i--)</text:p>
      <text:p text:style-name="P12"><text:s text:c="3"/>{</text:p>
      <text:p text:style-name="P12"><text:s text:c="6"/>liste[i] = liste[i-1];</text:p>
      <text:p text:style-name="P12"><text:s text:c="3"/>}</text:p>
      <text:p text:style-name="P12"><text:s text:c="3"/>liste[0] = temp;</text:p>
      <text:p text:style-name="P12">}</text:p>
      <text:p text:style-name="P33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5"><draw:frame text:anchor-type="paragraph" draw:z-index="0" draw:name="Form1" draw:style-name="gr1" draw:text-style-name="P38" svg:width="1.795cm" svg:height="0.63cm" svg:x="15.196cm" svg:y="0.335cm"><draw:image xlink:href="Pictures/10000000000000580000001F196641809BB809C4.png" xlink:type="simple" xlink:show="embed" xlink:actuate="onLoad" loext:mime-type="image/png"><text:p/></draw:image></draw:frame></text:p>
      <text:p text:style-name="P29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3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871c4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lemente verschieben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6:41.262000000</dc:date>
    <meta:editing-duration>PT4H42M21S</meta:editing-duration>
    <meta:editing-cycles>51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67" meta:word-count="290" meta:character-count="1830" meta:non-whitespace-character-count="1484"/>
  </office:meta>
</office:document-meta>
</file>